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Quotations">
      <style:paragraph-properties fo:text-align="end" style:justify-single-word="false"/>
      <style:text-properties officeooo:rsid="0004b273" officeooo:paragraph-rsid="0004b273"/>
    </style:style>
    <style:style style:name="P2" style:family="paragraph" style:parent-style-name="Quotations">
      <style:paragraph-properties fo:text-align="center" style:justify-single-word="false"/>
      <style:text-properties officeooo:rsid="0004b273" officeooo:paragraph-rsid="0004b2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O[P]</text:p>
      <text:p text:style-name="Text_20_body"/>
      <text:p text:style-name="P2">An [object], is not the [subject] of another.</text:p>
      <text:p text:style-name="P1">~ Davey van Tilbur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1-21T14:15:18.524000000</dc:date>
    <meta:editing-duration>PT1M48S</meta:editing-duration>
    <meta:editing-cycles>4</meta:editing-cycles>
    <meta:document-statistic meta:table-count="0" meta:image-count="0" meta:object-count="0" meta:page-count="1" meta:paragraph-count="3" meta:word-count="13" meta:character-count="69" meta:non-whitespace-character-count="59"/>
  </office:meta>
</office:document-meta>
</file>